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302cm" svg:height="1.524cm" svg:x="3.032cm" svg:y="1.635cm">
          <text:p text:style-name="P1">Read</text:p>
        </draw:rect>
        <draw:custom-shape draw:style-name="gr2" draw:text-style-name="P1" xml:id="id2" draw:id="id2" draw:layer="layout" svg:width="3.175cm" svg:height="2.413cm" svg:x="8.366cm" svg:y="3.921cm">
          <text:p text:style-name="P1">If '=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3.175cm" svg:height="2.413cm" svg:x="8.366cm" svg:y="7.604cm">
          <text:p text:style-name="P1">If '-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5" draw:id="id5" draw:layer="layout" svg:width="3.175cm" svg:height="2.413cm" svg:x="8.366cm" svg:y="10.398cm">
          <text:p text:style-name="P1">If '+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6" draw:id="id6" draw:layer="layout" svg:width="3.175cm" svg:height="2.413cm" svg:x="8.366cm" svg:y="13.319cm">
          <text:p text:style-name="P1">If '*'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6.334cm" svg:y1="2.397cm" svg:x2="9.954cm" svg:y2="3.921cm" draw:start-shape="id1" draw:end-shape="id2" draw:end-glue-point="4" svg:d="M6334 2397c2414 0 3620 508 3620 1524">
          <text:p/>
        </draw:connector>
        <draw:rect draw:style-name="gr1" draw:text-style-name="P1" xml:id="id3" draw:id="id3" draw:layer="layout" svg:width="3.302cm" svg:height="1.524cm" svg:x="1.889cm" svg:y="4.048cm">
          <text:p text:style-name="P1">Write</text:p>
        </draw:rect>
        <draw:connector draw:style-name="gr3" draw:text-style-name="P1" draw:layer="layout" draw:type="curve" svg:x1="8.366cm" svg:y1="5.128cm" svg:x2="5.191cm" svg:y2="4.81cm" draw:start-shape="id2" draw:start-glue-point="5" draw:end-shape="id3" svg:d="M8366 5128c-2382 0-795-318-3175-318">
          <text:p/>
        </draw:connector>
        <draw:connector draw:style-name="gr3" draw:text-style-name="P1" draw:layer="layout" draw:type="curve" svg:x1="9.954cm" svg:y1="6.334cm" svg:x2="9.954cm" svg:y2="7.604cm" draw:start-shape="id2" draw:start-glue-point="6" draw:end-shape="id4" draw:end-glue-point="4" svg:d="M9954 6334v1270">
          <text:p/>
        </draw:connector>
        <draw:connector draw:style-name="gr3" draw:text-style-name="P1" draw:layer="layout" draw:type="curve" svg:x1="9.954cm" svg:y1="10.017cm" svg:x2="9.954cm" svg:y2="10.398cm" draw:start-shape="id4" draw:start-glue-point="6" draw:end-shape="id5" draw:end-glue-point="4" svg:d="M9954 10017v381">
          <text:p/>
        </draw:connector>
        <draw:connector draw:style-name="gr3" draw:text-style-name="P1" draw:layer="layout" draw:type="curve" svg:x1="9.954cm" svg:y1="12.811cm" svg:x2="9.954cm" svg:y2="13.319cm" draw:start-shape="id5" draw:start-glue-point="6" draw:end-shape="id6" draw:end-glue-point="4" svg:d="M9954 12811v508">
          <text:p/>
        </draw:connector>
        <draw:rect draw:style-name="gr1" draw:text-style-name="P1" xml:id="id7" draw:id="id7" draw:layer="layout" svg:width="3.302cm" svg:height="1.524cm" svg:x="12.049cm" svg:y="2.016cm">
          <text:p text:style-name="P1">Calculate</text:p>
        </draw:rect>
        <draw:connector draw:style-name="gr3" draw:text-style-name="P1" draw:layer="layout" draw:type="curve" svg:x1="11.541cm" svg:y1="8.811cm" svg:x2="13.7cm" svg:y2="3.54cm" draw:start-shape="id4" draw:start-glue-point="7" draw:end-shape="id7" draw:end-glue-point="2" svg:d="M11541 8811c1440 0 2159-1757 2159-5271">
          <text:p/>
        </draw:connector>
        <draw:connector draw:style-name="gr3" draw:text-style-name="P1" draw:layer="layout" draw:type="curve" svg:x1="11.541cm" svg:y1="11.605cm" svg:x2="13.7cm" svg:y2="3.54cm" draw:start-shape="id5" draw:start-glue-point="7" draw:end-shape="id7" draw:end-glue-point="2" svg:d="M11541 11605c1440 0 2159-2688 2159-8065">
          <text:p/>
        </draw:connector>
        <draw:connector draw:style-name="gr3" draw:text-style-name="P1" draw:layer="layout" draw:type="curve" svg:x1="11.541cm" svg:y1="14.526cm" svg:x2="13.7cm" svg:y2="3.54cm" draw:start-shape="id6" draw:start-glue-point="7" draw:end-shape="id7" draw:end-glue-point="2" svg:d="M11541 14526c1440 0 2159-3662 2159-10986">
          <text:p/>
        </draw:connector>
        <draw:rect draw:style-name="gr1" draw:text-style-name="P1" draw:layer="layout" svg:width="3.302cm" svg:height="1.524cm" svg:x="16.24cm" svg:y="2.016cm">
          <text:p text:style-name="P1">Check</text:p>
        </draw:rect>
        <draw:rect draw:style-name="gr1" draw:text-style-name="P1" draw:layer="layout" svg:width="3.302cm" svg:height="1.524cm" svg:x="1.889cm" svg:y="6.207cm">
          <text:p text:style-name="P1">Invali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Abbott</meta:initial-creator>
    <meta:creation-date>2015-10-16T08:55:40.79</meta:creation-date>
    <dc:date>2015-11-01T18:48:35.89</dc:date>
    <dc:creator>John Abbott</dc:creator>
    <meta:editing-duration>PT3H15M54S</meta:editing-duration>
    <meta:editing-cycles>3</meta:editing-cycles>
    <meta:generator>OpenOffice/4.1.1$Win32 OpenOffice.org_project/411m6$Build-9775</meta:generator>
    <meta:document-statistic meta:object-count="17"/>
  </office:meta>
</office:document-meta>
</file>